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1.87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56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10" style:family="graphic" style:parent-style-name="standard">
      <style:graphic-properties draw:stroke="none" draw:fill="none" fo:min-height="0.5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1" fo:font-size="13pt" style:font-name-asian="CMU Serif1" style:font-size-asian="20pt" style:font-name-complex="CMU Serif1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20pt" style:font-style-asian="normal" style:font-name-complex="Liberation Sans2" style:font-size-complex="20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8" style:family="text">
      <style:text-properties style:font-name="CMU Serif" fo:font-size="13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MU Serif" fo:font-size="13pt" style:font-size-asian="13pt" style:font-size-complex="13pt"/>
    </style:style>
    <style:style style:name="T11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2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1.25cm" svg:x="1.75cm" svg:y="1.85cm">
          <text:p text:style-name="P1"><text:span text:style-name="T1">a</text:span><text:span text:style-name="T2">→</text:span><text:span text:style-name="T3">λ</text:span></text:p>
          <text:p text:style-name="P1"><text:span text:style-name="T4">a</text:span><text:span text:style-name="T5">2</text:span><text:span text:style-name="T2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1.35cm" svg:y="0.1cm">
          <text:p text:style-name="P1"><text:span text:style-name="T1">a</text:span><text:span text:style-name="T2">→</text:span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3.651cm" svg:y="0.101cm">
          <text:p text:style-name="P1"><text:span text:style-name="T1">a</text:span><text:span text:style-name="T2">→</text:span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.85cm" svg:y1="1.1cm" svg:x2="3cm" svg:y2="1.85cm" draw:start-shape="id1" draw:start-glue-point="2" draw:end-shape="id2" draw:end-glue-point="0" svg:d="M1850 1100l1150 750" svg:viewBox="0 0 1151 751">
          <text:p/>
        </draw:connector>
        <draw:connector draw:style-name="gr4" draw:text-style-name="P3" draw:layer="layout" draw:type="line" svg:x1="4.151cm" svg:y1="1.101cm" svg:x2="3cm" svg:y2="1.85cm" draw:start-shape="id3" draw:start-glue-point="2" draw:end-shape="id2" draw:end-glue-point="0" svg:d="M4151 1101l-1151 749" svg:viewBox="0 0 1152 750">
          <text:p/>
        </draw:connector>
        <draw:frame draw:style-name="gr5" draw:text-style-name="P5" draw:layer="layout" svg:width="0.75cm" svg:height="0.81cm" svg:x="0.9cm" svg:y="2.04cm">
          <draw:text-box>
            <text:p text:style-name="P4"><text:span text:style-name="T7">w</text:span></text:p>
          </draw:text-box>
        </draw:frame>
        <draw:frame draw:style-name="gr6" draw:text-style-name="P6" draw:layer="layout" svg:width="0.731cm" svg:height="0.793cm" svg:x="0.8cm" svg:y="0.15cm">
          <draw:text-box>
            <text:p><text:span text:style-name="T8">x</text:span></text:p>
          </draw:text-box>
        </draw:frame>
        <draw:frame draw:style-name="gr6" draw:text-style-name="P6" draw:layer="layout" svg:width="0.731cm" svg:height="0.793cm" svg:x="3.101cm" svg:y="0.151cm">
          <draw:text-box>
            <text:p><text:span text:style-name="T8">y</text:span></text:p>
          </draw:text-box>
        </draw:frame>
        <draw:custom-shape draw:style-name="gr7" draw:text-style-name="P8" xml:id="id5" draw:id="id5" draw:layer="layout" svg:width="0.75cm" svg:height="0.75cm" svg:x="2.7cm" svg:y="4.651cm">
          <text:p text:style-name="P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75cm" svg:height="0.75cm" svg:x="0.5cm" svg:y="4.651cm">
          <text:p text:style-name="P7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0.75cm" svg:height="0.75cm" svg:x="4.9cm" svg:y="4.651cm">
          <text:p text:style-name="P7"><text:span text:style-name="T8">2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854cm" svg:height="0.793cm" svg:x="0.946cm" svg:y="3.523cm">
          <draw:text-box>
            <text:p text:style-name="P9"><text:span text:style-name="T9">(</text:span><text:span text:style-name="T9">1</text:span><text:span text:style-name="T9">,</text:span><text:span text:style-name="T3">λ</text:span><text:span text:style-name="T10">)</text:span></text:p>
          </draw:text-box>
        </draw:frame>
        <draw:connector draw:style-name="gr4" draw:text-style-name="P11" draw:layer="layout" draw:type="curve" draw:line-skew="-0.132cm" svg:x1="5.275cm" svg:y1="5.401cm" svg:x2="3.075cm" svg:y2="5.401cm" draw:start-shape="id4" draw:end-shape="id5" draw:end-glue-point="2" svg:d="M5275 5401c0 553-2200 553-2200 0" svg:viewBox="0 0 2201 416">
          <text:p/>
        </draw:connector>
        <draw:frame draw:style-name="gr6" draw:text-style-name="P12" draw:layer="layout" svg:width="1.65cm" svg:height="0.793cm" svg:x="3.5cm" svg:y="5.716cm">
          <draw:text-box>
            <text:p text:style-name="P9"><text:span text:style-name="T10">(-2,a)</text:span></text:p>
          </draw:text-box>
        </draw:frame>
        <draw:frame draw:style-name="gr10" draw:text-style-name="P13" draw:layer="layout" svg:width="4cm" svg:height="0.819cm" svg:x="1cm" svg:y="6.4cm">
          <draw:text-box>
            <text:p><text:span text:style-name="T11">NTS of neuron </text:span><text:span text:style-name="T12">w</text:span></text:p>
          </draw:text-box>
        </draw:frame>
        <draw:frame draw:style-name="gr6" draw:text-style-name="P10" draw:layer="layout" svg:width="1.854cm" svg:height="0.793cm" svg:x="3.396cm" svg:y="3.5cm">
          <draw:text-box>
            <text:p text:style-name="P9"><text:span text:style-name="T9">(2,</text:span><text:span text:style-name="T3">λ</text:span><text:span text:style-name="T10">)</text:span></text:p>
          </draw:text-box>
        </draw:frame>
        <draw:connector draw:style-name="gr4" draw:text-style-name="P11" draw:layer="layout" draw:type="curve" draw:line-skew="0.1cm" svg:x1="3.175cm" svg:y1="4.651cm" svg:x2="5.275cm" svg:y2="4.651cm" draw:end-shape="id4" draw:end-glue-point="0" svg:d="M3175 4651c0-601 2100-601 2100 0" svg:viewBox="0 0 2101 452">
          <text:p/>
        </draw:connector>
        <draw:connector draw:style-name="gr4" draw:text-style-name="P11" draw:layer="layout" draw:type="curve" draw:line-skew="0.113cm" svg:x1="3.075cm" svg:y1="4.651cm" svg:x2="0.875cm" svg:y2="4.651cm" draw:start-shape="id5" draw:start-glue-point="0" draw:end-shape="id6" draw:end-glue-point="0" svg:d="M3075 4651c0-582-2200-582-2200 0" svg:viewBox="0 0 2201 437">
          <text:p/>
        </draw:connector>
        <draw:connector draw:style-name="gr4" draw:text-style-name="P11" draw:layer="layout" draw:type="curve" draw:line-skew="-0.152cm" svg:x1="0.875cm" svg:y1="5.401cm" svg:x2="3.075cm" svg:y2="5.401cm" draw:start-shape="id6" draw:start-glue-point="2" draw:end-shape="id5" draw:end-glue-point="2" svg:d="M875 5401c0 523 2200 523 2200 0" svg:viewBox="0 0 2201 393">
          <text:p/>
        </draw:connector>
        <draw:frame draw:style-name="gr6" draw:text-style-name="P12" draw:layer="layout" svg:width="1.65cm" svg:height="0.793cm" svg:x="1.1cm" svg:y="5.717cm">
          <draw:text-box>
            <text:p text:style-name="P9"><text:span text:style-name="T9">(</text:span><text:span text:style-name="T9">-</text:span><text:span text:style-name="T9">1</text:span><text:span text:style-name="T9">,</text:span><text:span text:style-name="T3">λ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6T05:58:40.084141298</dc:date>
    <meta:editing-duration>PT20H33M37S</meta:editing-duration>
    <meta:editing-cycles>26</meta:editing-cycles>
    <meta:generator>LibreOffice/7.1.3.2$Linux_X86_64 LibreOffice_project/10$Build-2</meta:generator>
    <meta:document-statistic meta:object-count="20"/>
  </office:meta>
</office:document-meta>
</file>